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2cm" fo:min-width="1.05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2cm" fo:min-width="1.817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2cm" fo:min-width="1.051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852cm" fo:min-width="2.24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Arrow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1">
          <draw:custom-shape draw:name="Shape1" draw:style-name="gr1" draw:text-style-name="P2" xml:id="id3" draw:id="id3" draw:layer="layout" svg:width="1.668cm" svg:height="1.22cm" svg:x="1.756cm" svg:y="1.501cm">
            <text:p text:style-name="P1"><text:span text:style-name="T1">X</text:span></text:p>
            <text:p text:style-name="P1"><text:span text:style-name="T1">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1" draw:style-name="gr2" draw:text-style-name="P2" xml:id="id1" draw:id="id1" draw:layer="layout" svg:width="2.435cm" svg:height="1.22cm" svg:x="5.196cm" svg:y="3.38cm">
            <text:p text:style-name="P1"><text:span text:style-name="T1">W</text:span></text:p>
            <text:p text:style-name="P1"><text:span text:style-name="T1">parame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1" draw:style-name="gr3" draw:text-style-name="P2" xml:id="id4" draw:id="id4" draw:layer="layout" svg:width="1.669cm" svg:height="1.22cm" svg:x="9.531cm" svg:y="1.501cm">
            <text:p text:style-name="P1"><text:span text:style-name="T1">Y</text:span></text:p>
            <text:p text:style-name="P1"><text:span text:style-name="T1">out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1" draw:style-name="gr4" draw:text-style-name="P3" xml:id="id2" draw:id="id2" draw:layer="layout" svg:width="2.858cm" svg:height="1.22cm" svg:x="4.984cm" svg:y="1.501cm">
            <text:p text:style-name="P1"><text:span text:style-name="T1">f(X,W)</text:span></text:p>
            <text:p text:style-name="P1"><text:span text:style-name="T1">neural networ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4" draw:layer="layout" svg:x1="6.413cm" svg:y1="3.38cm" svg:x2="6.413cm" svg:y2="2.721cm" draw:start-shape="id1" draw:start-glue-point="0" draw:end-shape="id2" draw:end-glue-point="2" svg:d="M6413 3380v-659" svg:viewBox="0 0 1 660">
            <text:p/>
          </draw:connector>
          <draw:connector draw:style-name="gr5" draw:text-style-name="P4" draw:layer="layout" svg:x1="3.424cm" svg:y1="2.111cm" svg:x2="4.984cm" svg:y2="2.111cm" draw:start-shape="id3" draw:start-glue-point="1" draw:end-shape="id2" draw:end-glue-point="3" svg:d="M3424 2111h1560" svg:viewBox="0 0 1561 1">
            <text:p/>
          </draw:connector>
          <draw:connector draw:style-name="gr6" draw:text-style-name="P4" draw:layer="layout" svg:x1="9.531cm" svg:y1="2.111cm" svg:x2="7.842cm" svg:y2="2.111cm" draw:start-shape="id4" draw:start-glue-point="3" draw:end-shape="id2" draw:end-glue-point="1" svg:d="M9531 2111h-1689" svg:viewBox="0 0 1690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10T10:21:23.505941493</dc:date>
    <meta:editing-duration>P3DT4H36M11S</meta:editing-duration>
    <meta:editing-cycles>7</meta:editing-cycles>
    <meta:generator>LibreOffice/5.2.2.2$Linux_X86_64 LibreOffice_project/20m0$Build-2</meta:generator>
    <meta:document-statistic meta:object-count="8"/>
  </office:meta>
</office:document-meta>
</file>